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ListParagraph" style:list-style-name="LFO2" style:family="paragraph"/>
    <style:style style:name="P13" style:parent-style-name="ListParagraph" style:list-style-name="LFO2" style:family="paragraph"/>
    <style:style style:name="P14" style:parent-style-name="ListParagraph" style:list-style-name="LFO2" style:family="paragraph"/>
    <style:style style:name="P15" style:parent-style-name="ListParagraph" style:list-style-name="LFO2" style:family="paragraph"/>
    <style:style style:name="P16" style:parent-style-name="ListParagraph" style:list-style-name="LFO2" style:family="paragraph"/>
    <style:style style:name="P17" style:parent-style-name="ListParagraph" style:list-style-name="LFO2" style:family="paragraph"/>
  </office:automatic-styles>
  <office:body>
    <office:text text:use-soft-page-breaks="true">
      <text:p text:style-name="P1">Modifiche per il Deliverable 1.5</text:p>
      <text:list text:style-name="LFO1" text:continue-numbering="true">
        <text:list-item>
          <text:p text:style-name="P2">La descrizione dovrà andare più nello specifico sul progetto, inserendo le motivazioni per cui lo riteniamo innovativo e perché dovrebbero scegliere il nostro software</text:p>
        </text:list-item>
        <text:list-item>
          <text:p text:style-name="P3">Eliminazione attore admin (?)</text:p>
        </text:list-item>
        <text:list-item>
          <text:p text:style-name="P4">Aggiungere specificità e applicazione dei requisiti non funzionali al progetto</text:p>
        </text:list-item>
        <text:list-item>
          <text:p text:style-name="P5">RF05 non più necessario con l’eliminazione dell’admin</text:p>
        </text:list-item>
        <text:list-item>
          <text:p text:style-name="P6">Il punto 2 del RF07 non più necessario con l’eliminazione dell’admin</text:p>
        </text:list-item>
        <text:list-item>
          <text:p text:style-name="P7">Scenario 02 da modificare con l’eliminazione dell’admin</text:p>
        </text:list-item>
        <text:list-item>
          <text:p text:style-name="P8">Scenario 04 da modificare con l’eliminazione dell’admin</text:p>
        </text:list-item>
        <text:list-item>
          <text:p text:style-name="P9">Use case 02 – direzione frecce</text:p>
        </text:list-item>
        <text:list-item>
          <text:p text:style-name="P10">Use case 04 e 06 – direzione frecce (verso opposto frecce include ed extend</text:p>
        </text:list-item>
        <text:list-item>
          <text:p text:style-name="P11">Aggiungere a ogni design decision le soluzioni vagliate e quella scelta</text:p>
        </text:list-item>
      </text:list>
      <text:p text:style-name="Normal">Modifiche class diagram</text:p>
      <text:list text:style-name="LFO2" text:continue-numbering="true">
        <text:list-item>
          <text:p text:style-name="P12">Collegare messaggio con chat</text:p>
        </text:list-item>
        <text:list-item>
          <text:p text:style-name="P13">Sistema non va bene</text:p>
        </text:list-item>
        <text:list-item>
          <text:p text:style-name="P14">Togliere traccia audio perchè non richiesta (non indispensabile)</text:p>
        </text:list-item>
      </text:list>
      <text:p text:style-name="Normal">Modifiche component</text:p>
      <text:list text:style-name="LFO2" text:continue-numbering="true">
        <text:list-item>
          <text:p text:style-name="P15">Aggiungere componente servizi esterni, come quello per il login di ateneo</text:p>
        </text:list-item>
      </text:list>
      <text:p text:style-name="Normal">Modifiche sequence</text:p>
      <text:list text:style-name="LFO2" text:continue-numbering="true">
        <text:list-item>
          <text:p text:style-name="P16">Tutti gli oggetti devono essere classi o componenti</text:p>
        </text:list-item>
      </text:list>
      <text:p text:style-name="Normal">Pert</text:p>
      <text:list text:style-name="LFO2" text:continue-numbering="true">
        <text:list-item>
          <text:p text:style-name="P17">Rinominare task 13 in assemblaggio</text:p>
        </text:list-item>
      </text:list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E3E3E3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E3E3E3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DADADA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DADADA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E3E3E3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E3E3E3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DADADA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DADADA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E3E3E3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E3E3E3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DEDEDE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DEDED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orenzo Feula</meta:initial-creator>
    <dc:creator>Lorenzo Feula</dc:creator>
    <meta:creation-date>2024-01-12T12:14:00Z</meta:creation-date>
    <dc:date>2024-01-12T12:58:00Z</dc:date>
    <meta:template xlink:href="Normal.dotm" xlink:type="simple"/>
    <meta:editing-cycles>7</meta:editing-cycles>
    <meta:editing-duration>PT420S</meta:editing-duration>
    <meta:document-statistic meta:page-count="1" meta:paragraph-count="2" meta:word-count="159" meta:character-count="1068" meta:row-count="7" meta:non-whitespace-character-count="911"/>
  </office:meta>
</office:document-meta>
</file>